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80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Arial3" fo:font-size="12pt"/>
    </style:style>
    <style:style style:name="P7" style:family="paragraph" style:parent-style-name="Text_20_body">
      <style:paragraph-properties fo:margin-top="0cm" fo:margin-bottom="0cm" fo:text-align="start" style:justify-single-word="false"/>
    </style:style>
    <style:style style:name="P8" style:family="paragraph" style:parent-style-name="Text_20_body">
      <style:paragraph-properties fo:margin-top="0cm" fo:margin-bottom="0cm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3" fo:font-size="12pt"/>
    </style:style>
    <style:style style:name="T5" style:family="text">
      <style:text-properties fo:font-variant="normal" fo:text-transform="none" fo:color="#000000" style:font-name="Arial3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sl13: “Brasil somente poderá inovar, ter liberdade de expressão e criar oportunidades com soluções livres” </text:p>
      <text:p text:style-name="P2"/>
      <text:p text:style-name="P2">A frase é da professora Fátima Conti, que defende o fim dos monopólios e o uso do software livre para o desenvolvimento do País </text:p>
      <text:p text:style-name="P1"/>
      <text:p text:style-name="P4"><text:span text:style-name="T1">“Somos, ainda, analfabetos digitais”, explanou a mestre e doutora, Fátima Conti, na palestra </text:span><text:span text:style-name="T2">Liberdade na internet, software livre e educação</text:span><text:span text:style-name="T1">, durante o 13º Fórum Internacional Software Livre, em Porto Alegre. A professora da Universidade Federal de Pará (UFPA) salientou que os usuários de computadores em geral não possuem conhecimento de configurações e utilização básico, permitindo que as grandes empresas <text:s/>dominem e controlem as ações de mercado, favorecendo monopólios. “Temos que seguir leis, mas a lei de Direito Autoral não está a favor da distribuição de conhecimento”, afirma. </text:span></text:p>
      <text:p text:style-name="P4"><text:span text:style-name="T1"/></text:p>
      <text:p text:style-name="P4"><text:span text:style-name="T1">Fátima falou sobre as licenças proprietárias que travam o conhecimento. Um exemplo citado por ela é quando um software proprietário atualiza um programa e, com isso, o próprio usuário não pode abrir ou alterar sua obra, sendo obrigado a comprar uma nova licença do produto. “Uma empresa pode fazer isso com a gente? As pessoas não sabem o quanto os seus direitos são tripudiados. Com o software livre isso não acontece, todos nós podemos criar, contribuir, mexer e distribuir conhecimentos”, disse. <text:s/></text:span></text:p>
      <text:p text:style-name="P4"><text:span text:style-name="T1"/></text:p>
      <text:p text:style-name="P4"><text:span text:style-name="T1">A palestrante também falou sobre as leis de </text:span><text:span text:style-name="T2">copyright </text:span><text:span text:style-name="T3">(direito autoral)</text:span><text:span text:style-name="T2"> </text:span><text:span text:style-name="T3">e seus entraves no desenvolvimento social e cultural do mundo. De acordo com a professora, um dos principais problemas dessa lei é a validade. No Brasil, para que uma pessoa possa modificar, contribuir ou aperfeiçoar algum material com direito autoral, é preciso que o autor morra e ainda contabilize mais 70 anos. “Isso representa conhecimento parado”, salienta Fátima. O direito, seguindo a lei, deve ser do autor, mas, segundo ela, nem sempre isso acontece na prática. “Muitas vezes o autor é uma pessoa simples que vende seu conhecimento materializado em produto a um preço mínimo e as grandes empresas ganham lucros enormes e passam a ser atravessadoras (distribuidoras) de conhecimento”, destaca. </text:span></text:p>
      <text:p text:style-name="P4"><text:span text:style-name="T3"/></text:p>
      <text:p text:style-name="P4"><text:span text:style-name="T1">Em relação ao desenvolvimento do País, Fátima frisou que o Brasil somente poderá crescer, inovar, ter liberdade de expressão e criar oportunidades diferentes com soluções livres. “Precisamos levar <text:s/>o software livre no peito, no coração, em tudo o que fazemos. O que não precisamos é viver em um mundo consumista, de monopólio e controlado por grandes empresas”, finalizou. </text:span></text:p>
      <text:p text:style-name="P4"><text:span text:style-name="T1"/></text:p>
      <text:p text:style-name="P5"><text:span text:style-name="Strong_20_Emphasis"><text:span text:style-name="T4">Sobre o Fórum Internacional Software Livre (fisl)</text:span></text:span></text:p>
      <text:p text:style-name="P6">O Fórum Internacional de Software Livre (fisl) acontece desde o ano 2000 - chegando em sua 13ª edição. É considerado o mais consolidado evento da área na América Latina e um dos maiores do mundo. Fundado nos ideais construídos inicialmente pelo físico e programador Richard Stallman e, posteriormente, pela comunidade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oft-page-break/><text:span text:style-name="Strong_20_Emphasis"><text:span text:style-name="T4">Porto Alegre, 28 de julho de 2012</text:span></text:span></text:p>
      <text:p text:style-name="P7"><text:span text:style-name="Strong_20_Emphasis"><text:span text:style-name="T5">Núcleo de Atendimento 13° Fórum Internacional de Software Livre<text:line-break/>Coordenação: Nicole Carvalho – </text:span>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Strong_20_Emphasis">nicole@enfato.com.br</text:span></text:a><text:span text:style-name="Strong_20_Emphasis"><text:span text:style-name="T5"> – 51 8118.1501<text:line-break/>Direção:Mariana Turkenicz– </text:span>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Strong_20_Emphasis">mariana@enfato.com.br</text:span></text:a><text:span text:style-name="Strong_20_Emphasis"><text:span text:style-name="T5"> – 51 8121.7062</text:span></text:span></text:p>
      <text:p text:style-name="P7"><text:span text:style-name="Strong_20_Emphasis"><text:span text:style-name="T5">Atendimento: Bruna Brinques – </text:span></text:span><text:a xlink:type="simple" xlink:href="mailto:bruna@enfato.com.br"><text:span text:style-name="Strong_20_Emphasis">bruna@enfato.com.br</text:span></text:a><text:span text:style-name="Strong_20_Emphasis"><text:span text:style-name="T5"> <text:line-break/>Enfato Comunicação Empresarial<text:line-break/>51 30.261.261<text:line-break/></text:span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Strong_20_Emphasis">www.enfato.com.br</text:span></text:a></text:p>
      <text:p text:style-name="P8"/>
      <text:p text:style-name="P4"><text:span text:style-name="T1"/></text:p>
      <text:p text:style-name="P4"><text:span text:style-name="T1"><text:s text:c="5"/></text:span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8T15:27:09</meta:creation-date>
    <dc:date>2012-07-28T17:13:59</dc:date>
    <dc:creator>Fisl 13 </dc:creator>
    <meta:editing-duration>PT1H21M19S</meta:editing-duration>
    <meta:editing-cycles>108</meta:editing-cycles>
    <meta:generator>LibreOffice/3.5$Linux_x86 LibreOffice_project/350m1$Build-3</meta:generator>
    <meta:document-statistic meta:table-count="0" meta:image-count="0" meta:object-count="0" meta:page-count="2" meta:paragraph-count="12" meta:word-count="568" meta:character-count="3730" meta:non-whitespace-character-count="3134"/>
  </office:meta>
</office:document-meta>
</file>